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・・・ぅ・・・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・・・ん・・・っ、が・・・我慢・・・んぅ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・・・まだ・・・こんな所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るわけには・・・い、いか・・・な・・・ぁ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うっ、く・・・で・・・でそ・・・ぅ・・・だめ・・・、ぁ、
ああ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！　待って！！　ああぁぁっ！　だめ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ゅっ！　ちょろろろ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ぅ・・・っ！　ふうぅ・・・っ！　ふ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とが・・・もぅ・・・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こそ・・・少しでもチビったら・・・
お、終わ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いったいどうしたら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ほんとに・・・我慢の限界・・・っ！！
これ以上は・・・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っ、ぁ・・・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・・・もれ・・・る・・・っ！！　ぅう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ひくひくっ！　・・・ひくひ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、や・・・ば・・・出口が・・・け、痙攣・・・
して・・・ぁ、あ、あ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ん！　ひくひくっ！！　ぷし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も、が・・・まん・・・で、でき・・・でき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っ！！ぷしゅおおおぉぉぉおお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ょじょじょじょわああぁぁぁ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！　待って！！　だ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電しちゃうっ！！　た、助け・・・ひいいぃ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あれ・・・？</text:p>
          </table:table-cell>
          <table:table-cell table:style-name="ce0" office:value-type="string">
            <text:p>541#173</text:p>
          </table:table-cell>
          <table:table-cell table:style-name="ce0"/>
          <table:table-cell table:style-name="ce0" office:value-type="string">
            <text:p>...H-Huh...?</text:p>
          </table:table-cell>
          <table:table-cell table:number-columns-repeated="1020"/>
        </table:table-row>
        <table:table-row>
          <table:table-cell table:style-name="ce0" office:value-type="string">
            <text:p>あた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えと・・・</text:p>
          </table:table-cell>
          <table:table-cell table:style-name="ce0" office:value-type="string">
            <text:p>Map398</text:p>
          </table:table-cell>
          <table:table-cell table:style-name="ce0"/>
          <table:table-cell table:style-name="ce0" office:value-type="string">
            <text:p>...Uhhh...</text:p>
          </table:table-cell>
          <table:table-cell table:number-columns-repeated="1020"/>
        </table:table-row>
        <table:table-row>
          <table:table-cell table:style-name="ce0" office:value-type="string">
            <text:p>た、助かっ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！！　そう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電流はあたしの体じゃなく、脚部ユニットの
魔導モーターを経由して背部コアに流れ
た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一瞬だけ復活したシステムが、過重負荷
状態にあった機体を認識して拘束を緊急解除
し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はは・・・！　災い転じて福となす！
失禁転じて命拾いか！　あはは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ぁ～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着替え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